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1000002126696DB0A24FEF428.png" manifest:media-type="image/png"/>
  <manifest:file-entry manifest:full-path="Pictures/10000000000000FA0000012E873EDC894379739B.png" manifest:media-type="image/png"/>
  <manifest:file-entry manifest:full-path="Pictures/100002010000029200000256D8A5AD78AB69AAA0.png" manifest:media-type="image/png"/>
  <manifest:file-entry manifest:full-path="Pictures/100002010000024D000001BFEE8939ABDDA422C8.png" manifest:media-type="image/png"/>
  <manifest:file-entry manifest:full-path="Pictures/10000201000001750000028DDA4E502988E123B6.png" manifest:media-type="image/png"/>
  <manifest:file-entry manifest:full-path="Pictures/100002010000022400000227C3D395D199D8A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638cm" svg:height="15.124cm" svg:x="10.962cm" svg:y="1.476cm">
          <draw:image xlink:href="Pictures/10000201000001750000028DDA4E502988E123B6.png" xlink:type="simple" xlink:show="embed" xlink:actuate="onLoad">
            <text:p/>
          </draw:image>
        </draw:frame>
        <draw:g>
          <draw:frame draw:style-name="gr1" draw:text-style-name="P1" draw:layer="layout" svg:width="6.266cm" svg:height="6.3cm" svg:x="19.6cm" svg:y="9cm">
            <draw:image xlink:href="Pictures/100002010000022400000227C3D395D199D8A27F.png" xlink:type="simple" xlink:show="embed" xlink:actuate="onLoad">
              <text:p/>
            </draw:image>
          </draw:frame>
          <draw:frame draw:style-name="gr1" draw:text-style-name="P1" draw:layer="layout" svg:width="6.3cm" svg:height="4.9cm" svg:x="19.6cm" svg:y="3.2cm">
            <draw:image xlink:href="Pictures/100002010000024D000001BFEE8939ABDDA422C8.png" xlink:type="simple" xlink:show="embed" xlink:actuate="onLoad">
              <text:p/>
            </draw:image>
          </draw:frame>
          <draw:frame draw:style-name="gr2" draw:text-style-name="P3" draw:layer="layout" svg:width="5.2cm" svg:height="0.962cm" svg:x="20.15cm" svg:y="2.4cm">
            <draw:text-box>
              <text:p text:style-name="P2"><text:span text:style-name="T1">Sensor pasivo</text:span></text:p>
            </draw:text-box>
          </draw:frame>
          <draw:frame draw:style-name="gr2" draw:text-style-name="P3" draw:layer="layout" svg:width="5.2cm" svg:height="0.962cm" svg:x="20.25cm" svg:y="8.238cm">
            <draw:text-box>
              <text:p text:style-name="P2"><text:span text:style-name="T1">Sensor activo</text:span></text:p>
            </draw:text-box>
          </draw:frame>
        </draw:g>
        <draw:frame draw:style-name="gr1" draw:text-style-name="P1" draw:layer="layout" svg:width="7.883cm" svg:height="9.524cm" svg:x="2.417cm" svg:y="6.7cm">
          <draw:image xlink:href="Pictures/10000000000000FA0000012E873EDC894379739B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7.7cm" svg:height="11.06cm" svg:x="1cm" svg:y="1cm">
          <draw:image xlink:href="Pictures/1000020100000171000002126696DB0A24FEF428.png" xlink:type="simple" xlink:show="embed" xlink:actuate="onLoad">
            <text:p/>
          </draw:image>
        </draw:frame>
        <draw:frame draw:style-name="gr1" draw:text-style-name="P1" draw:layer="layout" svg:width="14.7cm" svg:height="13.365cm" svg:x="11.2cm" svg:y="1.1cm">
          <draw:image xlink:href="Pictures/100002010000029200000256D8A5AD78AB69AA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2:35:21.106031415</meta:creation-date>
    <dc:date>2019-11-13T10:57:00.642889158</dc:date>
    <meta:editing-duration>P3DT15H7M35S</meta:editing-duration>
    <meta:editing-cycles>9</meta:editing-cycles>
    <meta:generator>LibreOffice/6.0.7.3$Linux_X86_64 LibreOffice_project/00m0$Build-3</meta:generator>
    <meta:document-statistic meta:object-count="9"/>
  </office:meta>
</office:document-meta>
</file>